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8" draw:id="id58" draw:layer="layout" svg:width="3.81cm" svg:height="1.587cm" svg:x="0.952cm" svg:y="0.953cm">
          <text:p text:style-name="P1">v/john/todo</text:p>
        </draw:rect>
        <draw:rect draw:style-name="gr11" draw:text-style-name="P1" xml:id="id53" draw:id="id53" draw:layer="layout" svg:width="3.81cm" svg:height="1.587cm" svg:x="16.193cm" svg:y="1.587cm">
          <text:p text:style-name="P1">c/john</text:p>
        </draw:rect>
        <draw:rect draw:style-name="gr12" draw:text-style-name="P1" xml:id="id54" draw:id="id54" draw:layer="layout" svg:width="4.762cm" svg:height="1.587cm" svg:x="20.003cm" svg:y="4.762cm">
          <text:p text:style-name="P1">getNewList()</text:p>
        </draw:rect>
        <draw:rect draw:style-name="gr12" draw:text-style-name="P1" xml:id="id55" draw:id="id55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53" draw:start-glue-point="2" draw:end-shape="id54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53" draw:start-glue-point="2" draw:end-shape="id55" draw:end-glue-point="3" svg:d="M18098 3174v4604h1905">
          <text:p/>
        </draw:connector>
        <draw:rect draw:style-name="gr12" draw:text-style-name="P1" xml:id="id56" draw:id="id56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53" draw:start-glue-point="2" draw:end-shape="id56" draw:end-glue-point="3" svg:d="M18098 3174v6827h1904">
          <text:p/>
        </draw:connector>
        <draw:rect draw:style-name="gr12" draw:text-style-name="P1" xml:id="id57" draw:id="id57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53" draw:start-glue-point="2" draw:end-shape="id57" draw:end-glue-point="3" svg:d="M18098 3174v9366h1904">
          <text:p/>
        </draw:connector>
        <draw:rect draw:style-name="gr1" draw:text-style-name="P1" xml:id="id59" draw:id="id59" draw:layer="layout" svg:width="6.033cm" svg:height="0.952cm" svg:x="4.445cm" svg:y="3.175cm">
          <text:p text:style-name="P1">newClaimFolder</text:p>
        </draw:rect>
        <draw:rect draw:style-name="gr1" draw:text-style-name="P1" xml:id="id60" draw:id="id60" draw:layer="layout" svg:width="6.033cm" svg:height="1.269cm" svg:x="4.445cm" svg:y="5.398cm">
          <text:p text:style-name="P1">eligibilityFiles</text:p>
        </draw:rect>
        <draw:rect draw:style-name="gr10" draw:text-style-name="P1" xml:id="id61" draw:id="id61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58" draw:start-glue-point="2" draw:end-shape="id59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58" draw:start-glue-point="2" draw:end-shape="id60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58" draw:start-glue-point="2" draw:end-shape="id61" draw:end-glue-point="3" svg:d="M2857 2540v5873h1588">
          <text:p/>
        </draw:connector>
        <draw:rect draw:style-name="gr12" draw:text-style-name="P1" xml:id="id70" draw:id="id70" draw:layer="layout" svg:width="4.762cm" svg:height="1.587cm" svg:x="20.002cm" svg:y="13.748cm">
          <text:p text:style-name="P1">addElly()</text:p>
        </draw:rect>
        <draw:rect draw:style-name="gr13" draw:text-style-name="P1" xml:id="id62" draw:id="id62" draw:layer="layout" svg:width="3.81cm" svg:height="0.919cm" svg:x="8.889cm" svg:y="9.559cm">
          <text:p/>
        </draw:rect>
        <draw:rect draw:style-name="gr13" draw:text-style-name="P1" xml:id="id63" draw:id="id63" draw:layer="layout" svg:width="3.81cm" svg:height="0.919cm" svg:x="8.89cm" svg:y="10.846cm">
          <text:p/>
        </draw:rect>
        <draw:rect draw:style-name="gr10" draw:text-style-name="P1" xml:id="id64" draw:id="id64" draw:layer="layout" svg:width="3.81cm" svg:height="0.919cm" svg:x="8.89cm" svg:y="12.132cm">
          <text:p text:style-name="P1">All</text:p>
        </draw:rect>
        <draw:rect draw:style-name="gr10" draw:text-style-name="P1" xml:id="id65" draw:id="id65" draw:layer="layout" svg:width="3.81cm" svg:height="0.919cm" svg:x="8.89cm" svg:y="13.368cm">
          <text:p text:style-name="P1">Art28</text:p>
        </draw:rect>
        <draw:rect draw:style-name="gr10" draw:text-style-name="P1" xml:id="id66" draw:id="id66" draw:layer="layout" svg:width="3.81cm" svg:height="0.919cm" svg:x="8.89cm" svg:y="14.638cm">
          <text:p text:style-name="P1">Medicare</text:p>
        </draw:rect>
        <draw:rect draw:style-name="gr10" draw:text-style-name="P1" xml:id="id67" draw:id="id67" draw:layer="layout" svg:width="3.81cm" svg:height="0.919cm" svg:x="8.89cm" svg:y="15.942cm">
          <text:p text:style-name="P1">Paul</text:p>
        </draw:rect>
        <draw:rect draw:style-name="gr10" draw:text-style-name="P1" xml:id="id68" draw:id="id68" draw:layer="layout" svg:width="3.81cm" svg:height="0.919cm" svg:x="8.89cm" svg:y="17.212cm">
          <text:p text:style-name="P1">Error</text:p>
        </draw:rect>
        <draw:rect draw:style-name="gr10" draw:text-style-name="P1" xml:id="id69" draw:id="id69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61" draw:start-glue-point="2" draw:end-shape="id62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61" draw:start-glue-point="2" draw:end-shape="id63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61" draw:start-glue-point="2" draw:end-shape="id64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61" draw:start-glue-point="2" draw:end-shape="id65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61" draw:start-glue-point="2" draw:end-shape="id66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61" draw:start-glue-point="2" draw:end-shape="id67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61" draw:start-glue-point="2" draw:end-shape="id68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61" draw:start-glue-point="2" draw:end-shape="id69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60" draw:start-glue-point="1" draw:end-shape="id57" svg:d="M10478 6032l9524 6508">
          <text:p/>
        </draw:connector>
        <draw:connector draw:style-name="gr9" draw:text-style-name="P1" draw:layer="layout" draw:type="line" svg:x1="10.478cm" svg:y1="8.413cm" svg:x2="20.002cm" svg:y2="14.541cm" draw:start-shape="id61" draw:start-glue-point="1" draw:end-shape="id70" svg:d="M10478 8413l9524 6128">
          <text:p/>
        </draw:connector>
        <draw:connector draw:style-name="gr8" draw:text-style-name="P1" draw:layer="layout" svg:x1="18.098cm" svg:y1="3.174cm" svg:x2="20.002cm" svg:y2="14.541cm" draw:start-shape="id53" draw:start-glue-point="2" draw:end-shape="id70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13T16:41:29.83</dc:date>
    <dc:creator>james </dc:creator>
    <meta:editing-duration>PT17H22M34S</meta:editing-duration>
    <meta:editing-cycles>8</meta:editing-cycles>
    <meta:generator>OpenOffice/4.1.1$Win32 OpenOffice.org_project/411m6$Build-9775</meta:generator>
    <meta:document-statistic meta:object-count="173"/>
  </office:meta>
</office:document-meta>
</file>